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sv" fo:country="SE" officeooo:paragraph-rsid="001b9bed"/>
    </style:style>
    <style:style style:name="P2" style:family="paragraph" style:parent-style-name="Standard" style:list-style-name="L1">
      <style:text-properties fo:language="sv" fo:country="SE" officeooo:paragraph-rsid="001f3cf7"/>
    </style:style>
    <style:style style:name="P3" style:family="paragraph" style:parent-style-name="Standard" style:list-style-name="L1">
      <style:text-properties fo:language="sv" fo:country="SE" officeooo:paragraph-rsid="001fe673"/>
    </style:style>
    <style:style style:name="P4" style:family="paragraph" style:parent-style-name="Standard" style:list-style-name="L1">
      <style:text-properties fo:language="sv" fo:country="SE" officeooo:rsid="001f3cf7" officeooo:paragraph-rsid="001f3cf7"/>
    </style:style>
    <style:style style:name="P5" style:family="paragraph" style:parent-style-name="Standard" style:list-style-name="L1">
      <style:text-properties officeooo:paragraph-rsid="001fe673"/>
    </style:style>
    <style:style style:name="P6" style:family="paragraph" style:parent-style-name="Standard" style:list-style-name="L1">
      <style:text-properties officeooo:rsid="0025799c" officeooo:paragraph-rsid="0025799c"/>
    </style:style>
    <style:style style:name="P7" style:family="paragraph" style:parent-style-name="Standard">
      <style:text-properties officeooo:rsid="0025799c" officeooo:paragraph-rsid="0025799c"/>
    </style:style>
    <style:style style:name="P8" style:family="paragraph" style:parent-style-name="Standard">
      <style:text-properties officeooo:rsid="0026f19c" officeooo:paragraph-rsid="0026f19c"/>
    </style:style>
    <style:style style:name="P9" style:family="paragraph" style:parent-style-name="Standard">
      <style:text-properties officeooo:paragraph-rsid="001b80a7"/>
    </style:style>
    <style:style style:name="T1" style:family="text">
      <style:text-properties officeooo:rsid="001b9bed"/>
    </style:style>
    <style:style style:name="T2" style:family="text">
      <style:text-properties officeooo:rsid="001d947b"/>
    </style:style>
    <style:style style:name="T3" style:family="text">
      <style:text-properties fo:language="sv" fo:country="SE"/>
    </style:style>
    <style:style style:name="T4" style:family="text">
      <style:text-properties fo:language="sv" fo:country="SE" officeooo:rsid="0023a321"/>
    </style:style>
    <style:style style:name="T5" style:family="text">
      <style:text-properties fo:language="sv" fo:country="SE" officeooo:rsid="0026f19c"/>
    </style:style>
    <style:style style:name="T6" style:family="text">
      <style:text-properties fo:language="sv" fo:country="SE" officeooo:rsid="001b80a7"/>
    </style:style>
    <style:style style:name="T7" style:family="text">
      <style:text-properties officeooo:rsid="001f3cf7"/>
    </style:style>
    <style:style style:name="T8" style:family="text">
      <style:text-properties officeooo:rsid="001fe673"/>
    </style:style>
    <style:style style:name="T9" style:family="text">
      <style:text-properties officeooo:rsid="00213e2a"/>
    </style:style>
    <style:style style:name="T10" style:family="text">
      <style:text-properties officeooo:rsid="0023a321"/>
    </style:style>
    <style:style style:name="T11" style:family="text">
      <style:text-properties officeooo:rsid="0026f1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Nedan följer f</text:span><text:span text:style-name="T6">örslag på tidseriedata som </text:span><text:span text:style-name="T5">finns</text:span><text:span text:style-name="T6"> på månadsnivå </text:span><text:span text:style-name="T5">som används tidigare år</text:span><text:span text:style-name="T6">: </text:span></text:p>
      <text:list xml:id="list1864986342" text:style-name="L1">
        <text:list-item>
          <text:p text:style-name="P1"><text:span text:style-name="T7">T</text:span><text:span text:style-name="T1">otal elanvändning </text:span><text:span text:style-name="T2">i</text:span><text:span text:style-name="T1"> Sverige</text:span></text:p>
        </text:list-item>
        <text:list-item>
          <text:p text:style-name="P4"><text:span text:style-name="T1">A</text:span>ntal skilsmässor </text:p>
        </text:list-item>
        <text:list-item>
          <text:p text:style-name="P4">Antal nyregistrerade bensinbilar </text:p>
        </text:list-item>
        <text:list-item>
          <text:p text:style-name="P4">Totalt antal anställda i Sverige</text:p>
        </text:list-item>
        <text:list-item>
          <text:p text:style-name="P4">Sveriges handelsbalans</text:p>
        </text:list-item>
        <text:list-item>
          <text:p text:style-name="P2"><text:span text:style-name="T7">Konsumentprisindex</text:span></text:p>
        </text:list-item>
        <text:list-item>
          <text:p text:style-name="P3"><text:span text:style-name="T7">Sveriges </text:span><text:span text:style-name="T8">s</text:span><text:span text:style-name="T7">tatsskuld</text:span></text:p>
        </text:list-item>
        <text:list-item>
          <text:p text:style-name="P3">Svenska bankers tillgångar</text:p>
        </text:list-item>
        <text:list-item>
          <text:p text:style-name="P3">Löneindex för tjänstemän</text:p>
        </text:list-item>
        <text:list-item>
          <text:p text:style-name="P3"><text:span text:style-name="T9">P</text:span>enningmängd</text:p>
        </text:list-item>
        <text:list-item>
          <text:p text:style-name="P3">Dieselkonsumtion i Sverige</text:p>
        </text:list-item>
        <text:list-item>
          <text:p text:style-name="P3">Försäljning av elbilar</text:p>
        </text:list-item>
        <text:list-item>
          <text:p text:style-name="P3">Antal invånare per månad i Sverige</text:p>
        </text:list-item>
        <text:list-item>
          <text:p text:style-name="P3">Folkmängd i Stockholms län</text:p>
        </text:list-item>
        <text:list-item>
          <text:p text:style-name="P3">Nyregistrerade dieselbilar</text:p>
        </text:list-item>
        <text:list-item>
          <text:p text:style-name="P5"><text:span text:style-name="T4">A</text:span><text:span text:style-name="T3">ntal byten av elleverantör</text:span></text:p>
        </text:list-item>
        <text:list-item>
          <text:p text:style-name="P6"><text:span text:style-name="T3">Genomsnittlig slakt av nötkreatur</text:span></text:p>
        </text:list-item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>För att undvika å,ä och ö i variabelnamn: använd det engelska gränssnittet till SCB:s AP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09:59:40.497494231</meta:creation-date>
    <dc:date>2021-02-26T10:19:33.058777030</dc:date>
    <meta:editing-duration>PT19M47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97" meta:character-count="619" meta:non-whitespace-character-count="555"/>
  </office:meta>
</office:document-meta>
</file>